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CSS</text:p>
          </table:table-cell>
          <table:table-cell/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upda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 table:number-columns-spanned="3" table:number-rows-spanned="1">
            <text:p>replace value with array (key =&gt; value)</text:p>
          </table:table-cell>
          <table:covered-table-cell table:style-name="ce3"/>
          <table:covered-table-cell table:style-name="ce1"/>
          <table:table-cell table:style-name="ce3" office:value-type="string" calcext:value-type="string">
            <text:p>corrigé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3:Feuille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4:32:10.272316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7-17T18:12:18.545506182</dc:date>
    <meta:editing-duration>PT6H39M10S</meta:editing-duration>
    <meta:editing-cycles>12</meta:editing-cycles>
    <meta:generator>LibreOffice/5.1.4.2$Linux_X86_64 LibreOffice_project/10m0$Build-2</meta:generator>
    <meta:document-statistic meta:table-count="1" meta:cell-count="30" meta:object-count="0"/>
  </office:meta>
</office:document-meta>
</file>